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paragraph-properties fo:text-align="justify"/>
      <style:text-properties fo:font-weight="bold" style:font-weight-asian="bold" style:font-weight-complex="bold" fo:color="#00B0F0" fo:font-size="14pt" style:font-size-asian="14pt" style:font-size-complex="14pt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  <style:text-properties fo:color="#FF0000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T8" style:parent-style-name="Policepardéfaut" style:family="text">
      <style:text-properties fo:color="#FF0000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T12" style:parent-style-name="Policepardéfaut" style:family="text">
      <style:text-properties fo:color="#1F497D"/>
    </style:style>
    <style:style style:name="T13" style:parent-style-name="Policepardéfaut" style:family="text">
      <style:text-properties fo:color="#1F497D"/>
    </style:style>
    <style:style style:name="T14" style:parent-style-name="Policepardéfaut" style:family="text">
      <style:text-properties fo:color="#1F497D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 fo:text-indent="0.4916in"/>
    </style:style>
    <style:style style:name="T17" style:parent-style-name="Policepardéfaut" style:family="text">
      <style:text-properties fo:color="#1F497D"/>
    </style:style>
    <style:style style:name="T18" style:parent-style-name="Policepardéfaut" style:family="text">
      <style:text-properties fo:color="#FF0000"/>
    </style:style>
    <style:style style:name="P19" style:parent-style-name="Normal" style:family="paragraph">
      <style:paragraph-properties fo:text-align="justify" fo:text-indent="0.4916in"/>
    </style:style>
    <style:style style:name="T20" style:parent-style-name="Policepardéfaut" style:family="text">
      <style:text-properties fo:color="#1F497D"/>
    </style:style>
    <style:style style:name="P21" style:parent-style-name="Normal" style:family="paragraph">
      <style:paragraph-properties fo:text-align="justify" fo:text-indent="0.4916in"/>
    </style:style>
    <style:style style:name="T22" style:parent-style-name="Policepardéfaut" style:family="text">
      <style:text-properties fo:color="#1F497D"/>
    </style:style>
    <style:style style:name="P23" style:parent-style-name="Normal" style:family="paragraph">
      <style:paragraph-properties fo:text-align="justify" fo:text-indent="0.4916in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T26" style:parent-style-name="Policepardéfaut" style:family="text">
      <style:text-properties fo:font-weight="bold" style:font-weight-asian="bold" style:font-weight-complex="bold" fo:color="#FF0000"/>
    </style:style>
    <style:style style:name="T27" style:parent-style-name="Policepardéfaut" style:family="text">
      <style:text-properties fo:color="#FF0000"/>
    </style:style>
    <style:style style:name="P28" style:parent-style-name="Normal" style:family="paragraph">
      <style:paragraph-properties fo:text-align="justify"/>
    </style:style>
    <style:style style:name="T29" style:parent-style-name="Policepardéfaut" style:family="text">
      <style:text-properties fo:color="#FF0000"/>
    </style:style>
    <style:style style:name="P30" style:parent-style-name="Normal" style:family="paragraph">
      <style:paragraph-properties fo:text-align="justify"/>
    </style:style>
    <style:style style:name="T31" style:parent-style-name="Policepardéfaut" style:family="text">
      <style:text-properties fo:color="#FF0000"/>
    </style:style>
    <style:style style:name="T32" style:parent-style-name="Policepardéfaut" style:family="text">
      <style:text-properties fo:font-weight="bold" style:font-weight-asian="bold" style:font-weight-complex="bold" fo:color="#FF0000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 fo:color="#FF0000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P36" style:parent-style-name="Normal" style:family="paragraph">
      <style:paragraph-properties fo:text-align="justify"/>
    </style:style>
    <style:style style:name="T37" style:parent-style-name="Policepardéfaut" style:family="text">
      <style:text-properties fo:color="#FF0000"/>
    </style:style>
    <style:style style:name="P38" style:parent-style-name="Normal" style:family="paragraph">
      <style:paragraph-properties fo:text-align="justify"/>
    </style:style>
    <style:style style:name="T39" style:parent-style-name="Policepardéfaut" style:family="text">
      <style:text-properties fo:color="#FF0000"/>
    </style:style>
    <style:style style:name="P40" style:parent-style-name="Normal" style:family="paragraph">
      <style:paragraph-properties fo:text-align="justify"/>
      <style:text-properties fo:font-weight="bold" style:font-weight-asian="bold" style:font-weight-complex="bold" fo:color="#00B0F0" fo:font-size="14pt" style:font-size-asian="14pt" style:font-size-complex="14pt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  <style:text-properties fo:font-weight="bold" style:font-weight-asian="bold" style:font-weight-complex="bold" fo:color="#00B0F0" fo:font-size="14pt" style:font-size-asian="14pt" style:font-size-complex="14pt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</office:automatic-styles>
  <office:body>
    <office:text text:use-soft-page-breaks="true">
      <text:p text:style-name="P1">VueJs</text:p>
      <text:p text:style-name="P2">Cours<text:s/>1 :<text:s/>Les bases et prérequis</text:p>
      <text:p text:style-name="P3">-<text:s/>Il s’agit d’un langage de programmation orienté objet, c’est un langage dont lequel on créé des objets</text:p>
      <text:p text:style-name="P4">-<text:s/>Pour débuter, il faut ajouter la source :</text:p>
      <text:p text:style-name="P5">&lt;script src="https://cdn.jsdelivr.net/npm/vue@2/dist/vue.js"&gt;&lt;/script&gt;</text:p>
      <text:p text:style-name="P6">- Ensuite dans le body, on va déclarer l’endroit où vuejs va s’appliquer en donnant un id à une div</text:p>
      <text:p text:style-name="P7">&lt;div id="<text:span text:style-name="T8">app</text:span>"&gt;</text:p>
      <text:p text:style-name="P9"><text:s text:c="6"/>{{ message }}<text:s/></text:p>
      <text:p text:style-name="P10">&lt;/div&gt;</text:p>
      <text:p text:style-name="P11">-<text:s/>Et entre les balises script,<text:s/>on va écrire le code js<text:s/>en déclarant une variable avec le même id du body, el devra également avec le même nom que l’id et<text:s/>dans<text:s/><text:span text:style-name="T12">dat</text:span><text:span text:style-name="T13">a<text:s/></text:span>on déclare nos variable, on peut ajouter<text:s/><text:span text:style-name="T14">methods<text:s/></text:span>pour nos fonctions</text:p>
      <text:p text:style-name="P15">var app = new Vue({<text:s/></text:p>
      <text:p text:style-name="P16"><text:span text:style-name="T17">el</text:span>: '#<text:span text:style-name="T18">app'</text:span>,<text:s/></text:p>
      <text:p text:style-name="P19"><text:span text:style-name="T20">data</text:span>: {<text:s/></text:p>
      <text:p text:style-name="P21"><text:span text:style-name="T22">message</text:span>: 'Hello Vue!'<text:s/></text:p>
      <text:p text:style-name="P23">}<text:s/></text:p>
      <text:p text:style-name="P24">})</text:p>
      <text:p text:style-name="P25">- Pour un lien, il suffit de mettre : devant le href ( <text:span text:style-name="T26">:</text:span><text:span text:style-name="T27">href</text:span>="link")<text:s/>et de définir le lien link='…'<text:s/>dans data</text:p>
      <text:p text:style-name="P28">-<text:s/>Pour une condition, il suffit de mettre un<text:s/><text:span text:style-name="T29">v-if</text:span>="…" à l’intérieur de l’élément, et ce qui se trouve entre les balises de l’élément ne se réalisera que si la condition est vérifiée.</text:p>
      <text:p text:style-name="P30">- Pour une boucle, il suffit de mettre un<text:s/><text:span text:style-name="T31">v-for</text:span>="chose in chose<text:span text:style-name="T32">s</text:span>" à l’intérieur<text:s/>d’une balise,<text:s/>ensuite {{chose}}<text:s/>et fin la balise, on déclare<text:s/><text:span text:style-name="T33">chose</text:span><text:span text:style-name="T34">s</text:span><text:s/>dans data et<text:s/><text:span text:style-name="T35">chose</text:span><text:s/>va prendre toutes les valeurs possibles de choses, une à une.</text:p>
      <text:p text:style-name="P36">- Pour lier quelque chose à une action (à un évènement), on utilise<text:s/><text:span text:style-name="T37">@</text:span><text:s/>suivie de l’évènement (ex : @click pour le clique) suivi du nom de la méthode à applique (@click='….') et on déclare la méthode dans methods dans le js.</text:p>
      <text:p text:style-name="P38">- Pour lier un message avec un input, on utilise<text:s/><text:span text:style-name="T39">v-model</text:span>="message"</text:p>
      <text:p text:style-name="P40">Cours<text:s/>2 :<text:s/>L’instance</text:p>
      <text:p text:style-name="P41">- Les propriétés à propos desquels vuejs va être capable de faire des modifications sont celles présentes dans data, si on ajoute des propriétés plus tard, il ne sera pas capable de les traquer</text:p>
      <text:p text:style-name="P42">Cours<text:s/>3 :<text:s/>Propriétés<text:s/>combinées et watchers</text:p>
      <text:p text:style-name="P43"/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Arial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tilisateur</meta:initial-creator>
    <dc:creator>utilisateur</dc:creator>
    <meta:creation-date>2020-10-24T14:13:00Z</meta:creation-date>
    <dc:date>2020-10-25T13:31:00Z</dc:date>
    <meta:template xlink:href="Normal" xlink:type="simple"/>
    <meta:editing-cycles>7</meta:editing-cycles>
    <meta:editing-duration>PT24480S</meta:editing-duration>
    <meta:document-statistic meta:page-count="2" meta:paragraph-count="3" meta:word-count="273" meta:character-count="1775" meta:row-count="12" meta:non-whitespace-character-count="1505"/>
  </office:meta>
</office:document-meta>
</file>